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 fo:font-size="18pt" style:font-size-asian="15.75pt" style:font-size-complex="18pt"/>
    </style:style>
    <style:style style:name="P2" style:family="paragraph" style:parent-style-name="Standard">
      <style:text-properties style:font-name="Arial" fo:font-size="11pt" style:font-size-asian="9.60000038146973pt" style:font-size-complex="11pt"/>
    </style:style>
    <style:style style:name="P3" style:family="paragraph" style:parent-style-name="Standard">
      <style:text-properties style:font-name="Arial" fo:font-size="13pt" style:font-size-asian="13pt" style:font-size-complex="13pt"/>
    </style:style>
    <style:style style:name="P4" style:family="paragraph" style:parent-style-name="Standard">
      <style:text-properties style:font-name="Arial" fo:font-size="13pt" style:text-underline-style="none" fo:font-weight="bold" style:font-size-asian="13pt" style:font-weight-asian="bold" style:font-size-complex="13pt" style:font-weight-complex="bold"/>
    </style:style>
    <style:style style:name="P5" style:family="paragraph" style:parent-style-name="Standard">
      <style:text-properties style:font-name="Arial" fo:font-size="13pt" style:text-underline-style="none" fo:font-weight="normal" style:font-size-asian="13pt" style:font-weight-asian="normal" style:font-size-complex="13pt" style:font-weight-complex="normal"/>
    </style:style>
    <style:style style:name="P6" style:family="paragraph" style:parent-style-name="Standard">
      <style:text-properties style:font-name="Arial" fo:font-size="13pt" style:text-underline-style="none" fo:font-weight="normal" style:font-size-asian="13pt" style:font-weight-asian="normal" style:font-size-complex="13pt"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bligatorisk oppgave Exphil03 av Daniel Heinesen.</text:p>
      <text:p text:style-name="P1"/>
      <text:p text:style-name="P3">6. </text:p>
      <text:p text:style-name="P3">Gi et analytisk sammendrag av Aristoteles’ “funksjonsargument.”(Aristoteles 2 2015: 70-72)</text:p>
      <text:p text:style-name="P3"/>
      <text:p text:style-name="P4">[1097a 15-1097b]</text:p>
      <text:p text:style-name="P5">Aristoteles begynner sitt søk om gode med å påpeke at for mange situasjoner, og for forskjellige mennesker later det til å være forskjellige mål som opptar dem. For en hver handling som gjøre i disse situasjonene er det dette målet som er den endelige. Aristoteles mener at om det så er ett mål hvor alle våre handlinger, så må det være det gode som kan oppnåes ved handlingene (Kanskje sitat). <text:s/>Siden det er flere slike mål, så må det finnes flere slike goder. Men Aristoteles mener at vi kan snevre inn disse: Han sier at om vi har et mål vi prøver å oppnå uten at dette er et middel for å oppnå et annet mål, så vil dette være et <text:span text:style-name="T1">endelig mål</text:span>. Et endelig mål er derfor et mål vi streber ubetinget etter, for dens egen skyld.</text:p>
      <text:p text:style-name="P5"/>
      <text:p text:style-name="P5">Men hvilke endelig mål er som står frem for alt? Aristoteles mener at uansett hva vi som mennesker prøver å oppnå, så er det betinget av at det vil bringe oss lykke. Derfor må <text:span text:style-name="T1">lykke</text:span> være det fremste av disse endelige målene. Bare lykke prøver vi å oppnå for sin egen skyld.</text:p>
      <text:p text:style-name="P5"/>
      <text:p text:style-name="P5">Aristoteles argumenterer så utifra fullstendighet. Den endelige gode må være fullstendig. Han prøver raskt å se om menneske som er fullstendig som <text:span text:style-name="T1">zoon politikon</text:span><text:span text:style-name="T2">, om hva som gjør mennesket fullstendig er den forhold med familie, medborgerne, etc. Men han mener så at dette kravet om fullstendighet da må utvides til disse personene også, noe som leder til regresjon </text:span><text:span text:style-name="T1">ad infinitum</text:span><text:span text:style-name="T2">. Det må derfor være en ting som alene kan gjøre livet er verdt å leve uten uten at noe mangler. En slik ting virker igjen å være lykken.</text:span></text:p>
      <text:p text:style-name="P5"><text:span text:style-name="T2"/></text:p>
      <text:p text:style-name="P5"><text:span text:style-name="T2">Så Aristoteles har funnet at lykken er den endelige goden vi mennesker må strebe etter. Men hvordan kan vi så oppnå lykke? Han bruker eksempelet om at en fløytespiller vil oppnå det gode – sitt mål – ved å spille bra; med å uføre sin funksjon vil fløytespilleren oppnå sitt mål. Så for å oppnå lykke – vårt endelige mål – må vi utfylle vår funksjon som menneske.</text:span></text:p>
      <text:p text:style-name="P3"/>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2-03T12:43:35.596828333</meta:creation-date>
    <dc:date>2018-02-18T16:46:15.82</dc:date>
    <meta:editing-duration>P1DT1H37M24S</meta:editing-duration>
    <meta:editing-cycles>7</meta:editing-cycles>
    <meta:generator>OpenOffice/4.1.3$Win32 OpenOffice.org_project/413m1$Build-9783</meta:generator>
    <dc:creator>Daniel Heinesen</dc:creator>
    <meta:document-statistic meta:table-count="0" meta:image-count="0" meta:object-count="0" meta:page-count="1" meta:paragraph-count="8" meta:word-count="365" meta:character-count="2034"/>
  </office:meta>
</office:document-meta>
</file>